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0847" officeooo:paragraph-rsid="00070847"/>
    </style:style>
    <style:style style:name="P2" style:family="paragraph" style:parent-style-name="Standard">
      <style:text-properties officeooo:paragraph-rsid="00070847"/>
    </style:style>
    <style:style style:name="P3" style:family="paragraph" style:parent-style-name="Standard">
      <style:text-properties officeooo:rsid="00095ce8" officeooo:paragraph-rsid="00095ce8"/>
    </style:style>
    <style:style style:name="P4" style:family="paragraph" style:parent-style-name="Standard">
      <style:text-properties officeooo:paragraph-rsid="000aabf6"/>
    </style:style>
    <style:style style:name="P5" style:family="paragraph" style:parent-style-name="Standard">
      <style:text-properties officeooo:rsid="000b6c53" officeooo:paragraph-rsid="000b6c53"/>
    </style:style>
    <style:style style:name="P6" style:family="paragraph" style:parent-style-name="Standard">
      <style:text-properties officeooo:rsid="000e1aab" officeooo:paragraph-rsid="000e1aab"/>
    </style:style>
    <style:style style:name="P7" style:family="paragraph" style:parent-style-name="Standard">
      <style:text-properties officeooo:rsid="000e1aab" officeooo:paragraph-rsid="000e1aab"/>
    </style:style>
    <style:style style:name="T1" style:family="text">
      <style:text-properties officeooo:rsid="00070847"/>
    </style:style>
    <style:style style:name="T2" style:family="text">
      <style:text-properties officeooo:rsid="000840b1"/>
    </style:style>
    <style:style style:name="T3" style:family="text">
      <style:text-properties officeooo:rsid="0008481d"/>
    </style:style>
    <style:style style:name="T4" style:family="text">
      <style:text-properties fo:color="#c9211e" officeooo:rsid="0008481d"/>
    </style:style>
    <style:style style:name="T5" style:family="text">
      <style:text-properties fo:color="#c9211e" officeooo:rsid="0008f8bf"/>
    </style:style>
    <style:style style:name="T6" style:family="text">
      <style:text-properties officeooo:rsid="00095ce8"/>
    </style:style>
    <style:style style:name="T7" style:family="text">
      <style:text-properties officeooo:rsid="000aabf6"/>
    </style:style>
    <style:style style:name="T8" style:family="text">
      <style:text-properties officeooo:rsid="000bc4f8"/>
    </style:style>
    <style:style style:name="T9" style:family="text">
      <style:text-properties officeooo:rsid="000f5d28"/>
    </style:style>
    <style:style style:name="T10" style:family="text">
      <style:text-properties officeooo:rsid="0010c53c"/>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reated a convolution autoencoding architecture !! <text:span text:style-name="T10">First architecture !!</text:span></text:p>
      <text:p text:style-name="P1"/>
      <text:p text:style-name="P1">Created a dataloader with pillow</text:p>
      <text:p text:style-name="P1"/>
      <text:p text:style-name="P1">Created a training loop connecting the dataloader</text:p>
      <text:p text:style-name="P1"/>
      <text:p text:style-name="P2"><text:span text:style-name="T2">! First results </text:span><text:span text:style-name="T1">------- training full inputs to full targets, standard weight initialization (uniform in size related range), paris dataset (100 samples), bottleneck dimensionality of 1024 (32X32), </text:span><text:span text:style-name="T3">lr = 0.5,</text:span><text:span text:style-name="T4"> </text:span><text:span text:style-name="T5">no rgb clipping</text:span></text:p>
      <text:p text:style-name="P2"/>
      <text:p text:style-name="P3">The results were grid shaped and contained only rarely very low resolution features. We decided to try to overfit on one sample to see if the network could learn to autoencode one picture, which would indicate the bottleneck is not too restrictive in its dimensionality.</text:p>
      <text:p text:style-name="P3"/>
      <text:p text:style-name="P4"><text:span text:style-name="T6">! </text:span><text:span text:style-name="T7">Second results ------- </text:span><text:span text:style-name="T1">training full inputs to full targets, standard weight initialization (uniform in size related range), </text:span><text:span text:style-name="T7">specific sample from paris dataset</text:span><text:span text:style-name="T1">, bottleneck dimensionality of 1024 (32X32), </text:span><text:span text:style-name="T3">lr = 0.5, </text:span><text:span text:style-name="T7">training rounds ranging from 1000 – 10.000</text:span></text:p>
      <text:p text:style-name="P4"/>
      <text:p text:style-name="P5">The results learned slightly more defined features, but were still nowhere near an approximation of the input. Looking at the results it became apparent that features could be learned but the fact that it could not even overfit on a single input in 10.000 iterations indicates that the dimensionality of the network was way too high. This complexity does not come from the convolutional part of the network, as there are only around 300 parameters in total for the 3 filters with 4x4 kernels. <text:span text:style-name="T8">However the fully connected layer in the bottleneck has 1024x1024 parameters, which trumps the amount of convolutional parameters. In a paper they eliminate this issue with a channel-wise fully connected layer. In this paper they do not detail their architecture but the general idea is full connectivity only between channels, essentially dropping out a large amount of parameters.</text:span></text:p>
      <text:p text:style-name="P5"/>
      <text:p text:style-name="P6">We decided to change the architecture to one that contained max pooling layers, different convolutional setup, similar to that of alexnet, we decided to not train full to full but rather only full to the missing region.</text:p>
      <text:p text:style-name="P6"/>
      <text:p text:style-name="P6">!! <text:span text:style-name="T9">Second architecture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6-01T16:57:50.515685441</meta:creation-date>
    <meta:generator>LibreOffice/6.4.7.2$Linux_X86_64 LibreOffice_project/40$Build-2</meta:generator>
    <dc:date>2022-06-02T14:06:39.959515560</dc:date>
    <meta:editing-duration>PT1H6M25S</meta:editing-duration>
    <meta:editing-cycles>13</meta:editing-cycles>
    <meta:document-statistic meta:table-count="0" meta:image-count="0" meta:object-count="0" meta:page-count="1" meta:paragraph-count="9" meta:word-count="319" meta:character-count="2023" meta:non-whitespace-character-count="1712"/>
  </office:meta>
</office:document-meta>
</file>